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d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Question-1</text:span></text:p>
      <text:p text:style-name="Standard"/>
      <text:p text:style-name="Standard">let a = 10;</text:p>
      <text:p text:style-name="Standard">let b = 20;</text:p>
      <text:p text:style-name="Standard">let c = 30;</text:p>
      <text:p text:style-name="Standard">if (a == b &amp;&amp; b == c &amp;&amp; c == a) {</text:p>
      <text:p text:style-name="Standard"><text:s text:c="4"/>console.log("This is a equlateral Triangle");</text:p>
      <text:p text:style-name="Standard">}</text:p>
      <text:p text:style-name="Standard">else if (a == b || b == c || a == c) {</text:p>
      <text:p text:style-name="Standard"><text:s text:c="4"/>console.log("This is a isoscale Triangle");</text:p>
      <text:p text:style-name="Standard">}</text:p>
      <text:p text:style-name="Standard">else {</text:p>
      <text:p text:style-name="Standard"><text:s text:c="4"/>console.log("This is a scalene Triangle");</text:p>
      <text:p text:style-name="Standard">}</text:p>
      <text:p text:style-name="Standard"/>
      <text:p text:style-name="Standard">//<text:span text:style-name="T1">Question-2: </text:span>Calculate grade of student</text:p>
      <text:p text:style-name="Standard">var mark = 515;</text:p>
      <text:p text:style-name="Standard">switch(true) {</text:p>
      <text:p text:style-name="Standard"/>
      <text:p text:style-name="Standard"><text:s text:c="4"/>case (mark &gt;= 90 &amp;&amp; mark &lt;= 100): </text:p>
      <text:p text:style-name="Standard"><text:s text:c="8"/>console.log("S grade");</text:p>
      <text:p text:style-name="Standard"><text:s text:c="8"/>break;</text:p>
      <text:p text:style-name="Standard"><text:s text:c="4"/></text:p>
      <text:p text:style-name="Standard"><text:s text:c="4"/>case mark &gt;= 80 &amp;&amp; mark &lt; 90:</text:p>
      <text:p text:style-name="Standard"><text:s text:c="8"/>console.log("A grade");</text:p>
      <text:p text:style-name="Standard"><text:s text:c="8"/>break;</text:p>
      <text:p text:style-name="Standard"><text:s text:c="9"/></text:p>
      <text:p text:style-name="Standard"><text:s text:c="4"/>case mark &gt;= 70 &amp;&amp; mark &lt; 80:</text:p>
      <text:p text:style-name="Standard"><text:s text:c="8"/>console.log("B grade");</text:p>
      <text:p text:style-name="Standard"><text:s text:c="8"/>break;</text:p>
      <text:p text:style-name="Standard"><text:s text:c="4"/></text:p>
      <text:p text:style-name="Standard"><text:s text:c="4"/>case mark &gt;= 60 &amp;&amp; mark &lt; 70:</text:p>
      <text:p text:style-name="Standard"><text:s text:c="8"/>console.log("C grade");</text:p>
      <text:p text:style-name="Standard"><text:s text:c="8"/>break;</text:p>
      <text:p text:style-name="Standard"><text:s text:c="35"/></text:p>
      <text:p text:style-name="Standard"><text:s text:c="4"/>case mark &gt;= 50 &amp;&amp; mark &lt; 60:</text:p>
      <text:p text:style-name="Standard"><text:s text:c="8"/>console.log("D grade");</text:p>
      <text:p text:style-name="Standard"><text:s text:c="8"/>break;</text:p>
      <text:p text:style-name="Standard"><text:s text:c="4"/></text:p>
      <text:p text:style-name="Standard"><text:s text:c="4"/>case mark &gt;= 40 &amp;&amp; mark &lt; 50:</text:p>
      <text:p text:style-name="Standard"><text:s text:c="8"/>console.log("E grade");</text:p>
      <text:p text:style-name="Standard"><text:s text:c="8"/>break;</text:p>
      <text:p text:style-name="Standard"><text:s text:c="12"/></text:p>
      <text:p text:style-name="Standard"><text:s text:c="4"/>case mark &gt;= 0 &amp;&amp; mark &lt; 40:</text:p>
      <text:p text:style-name="Standard"><text:s text:c="8"/>console.log("Student has failed");</text:p>
      <text:p text:style-name="Standard"><text:s text:c="8"/>break;</text:p>
      <text:p text:style-name="Standard"/>
      <text:p text:style-name="Standard"><text:s text:c="4"/>default: </text:p>
      <text:p text:style-name="Standard"><text:s text:c="8"/>console.log("Invalid Marks");</text:p>
      <text:p text:style-name="Standard"><text:s text:c="8"/>break;</text:p>
      <text:p text:style-name="Standard"><text:s text:c="40"/></text:p>
      <text:p text:style-name="Standard">}</text:p>
      <text:p text:style-name="Standard"><text:soft-page-break/></text:p>
      <text:p text:style-name="Standard">//<text:span text:style-name="T1">Question-3: </text:span>Find Sum of multiple of 3 and 5 under 1000</text:p>
      <text:p text:style-name="Standard">let sum = 0;</text:p>
      <text:p text:style-name="Standard">for (let i = 0; i &lt; 16; i++) {</text:p>
      <text:p text:style-name="Standard"><text:s text:c="4"/>if (i % 3 == 0) </text:p>
      <text:p text:style-name="Standard"><text:s text:c="8"/>sum += i;</text:p>
      <text:p text:style-name="Standard"><text:s text:c="4"/>else if (i % 5 == 0)</text:p>
      <text:p text:style-name="Standard"><text:s text:c="8"/>sum += i;</text:p>
      <text:p text:style-name="Standard">}</text:p>
      <text:p text:style-name="Standard">console.log(sum);</text:p>
      <text:p text:style-name="Standard"/>
      <text:p text:style-name="Standard"/>
      <text:p text:style-name="Standard"/>
      <text:p text:style-name="Standard">//<text:span text:style-name="T1">Question-4</text:span></text:p>
      <text:p text:style-name="Standard">let factorial = (no) =&gt; {</text:p>
      <text:p text:style-name="Standard"><text:s text:c="4"/>let mul = 1;</text:p>
      <text:p text:style-name="Standard"><text:s text:c="4"/>for (i = 2; i &lt;= no; i++) {</text:p>
      <text:p text:style-name="Standard"><text:s text:c="8"/>mul *= i;</text:p>
      <text:p text:style-name="Standard"><text:s text:c="4"/>}</text:p>
      <text:p text:style-name="Standard"><text:s text:c="4"/>return mul;</text:p>
      <text:p text:style-name="Standard">}</text:p>
      <text:p text:style-name="Standard"/>
      <text:p text:style-name="Standard">let SumFactorialOfPrime = (range1,range2) =&gt; {</text:p>
      <text:p text:style-name="Standard"><text:s text:c="4"/>let arr = [];</text:p>
      <text:p text:style-name="Standard"><text:s text:c="4"/>let sum = 0;</text:p>
      <text:p text:style-name="Standard"><text:s text:c="4"/>let large = Math.max(range1,range2);</text:p>
      <text:p text:style-name="Standard"><text:s text:c="4"/>for (let i = 2; i &lt; large; i++) {</text:p>
      <text:p text:style-name="Standard"><text:s text:c="8"/>arr[i] = 1;</text:p>
      <text:p text:style-name="Standard"><text:s text:c="4"/>}</text:p>
      <text:p text:style-name="Standard"><text:s text:c="4"/>for (let i = 2; i &lt; large; i++) {</text:p>
      <text:p text:style-name="Standard"><text:s text:c="8"/>if (arr[i] == 1) {</text:p>
      <text:p text:style-name="Standard"><text:s text:c="12"/>sum += factorial(i);</text:p>
      <text:p text:style-name="Standard"><text:s text:c="12"/>for (let j = i; j &lt; large; j+=i) {</text:p>
      <text:p text:style-name="Standard"><text:s text:c="16"/>arr[j] = 0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sum;</text:p>
      <text:p text:style-name="Standard">}</text:p>
      <text:p text:style-name="Standard">let output = SumFactorialOfPrime(1,100);</text:p>
      <text:p text:style-name="Standard">console.log(output)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1:06:04.198204087</meta:creation-date>
    <dc:date>2022-12-04T21:10:55.645519377</dc:date>
    <meta:editing-duration>PT4M52S</meta:editing-duration>
    <meta:editing-cycles>1</meta:editing-cycles>
    <meta:document-statistic meta:table-count="0" meta:image-count="0" meta:object-count="0" meta:page-count="2" meta:paragraph-count="84" meta:word-count="301" meta:character-count="1837" meta:non-whitespace-character-count="1174"/>
    <meta:generator>LibreOffice/7.3.7.2$Linux_X86_64 LibreOffice_project/30$Build-2</meta:generator>
  </office:meta>
</office:document-meta>
</file>